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561E70F23A96F34B.png" manifest:media-type="image/png"/>
  <manifest:file-entry manifest:full-path="Pictures/100002010000028000000280A7C9A8CB202BAD1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6cm" svg:stroke-color="#b85c00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5" style:family="graphic" style:parent-style-name="objectwithoutfill">
      <style:graphic-properties svg:stroke-width="0.106cm" svg:stroke-color="#ff0000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24pt" fo:font-style="italic"/>
    </style:style>
    <style:style style:name="P4" style:family="paragraph">
      <loext:graphic-properties draw:fill="none" draw:fill-color="#ffffff"/>
      <style:text-properties fo:font-size="24pt" fo:font-style="italic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112cm" svg:height="7.112cm" svg:x="1.778cm" svg:y="1.524cm">
          <draw:image xlink:href="Pictures/100002010000028000000280A7C9A8CB202BAD12.png" xlink:type="simple" xlink:show="embed" xlink:actuate="onLoad" loext:mime-type="image/png">
            <text:p/>
          </draw:image>
        </draw:frame>
        <draw:frame draw:style-name="gr2" draw:text-style-name="P1" draw:layer="layout" svg:width="2.748cm" svg:height="2.748cm" svg:x="4.318cm" svg:y="7.666cm">
          <draw:image xlink:href="Pictures/10000201000000E1000000E1561E70F23A96F34B.png" xlink:type="simple" xlink:show="embed" xlink:actuate="onLoad" loext:mime-type="image/png">
            <text:p/>
          </draw:image>
        </draw:frame>
        <draw:frame draw:style-name="gr2" draw:text-style-name="P1" draw:layer="layout" svg:width="2.748cm" svg:height="2.748cm" svg:x="9.652cm" svg:y="7.62cm">
          <draw:image xlink:href="Pictures/10000201000000E1000000E1561E70F23A96F34B.png" xlink:type="simple" xlink:show="embed" xlink:actuate="onLoad" loext:mime-type="image/png">
            <text:p/>
          </draw:image>
        </draw:frame>
        <draw:path draw:style-name="gr3" draw:text-style-name="P2" draw:layer="layout" svg:width="10.045cm" svg:height="6.621cm" draw:transform="skewX (-0.12007865253721) rotate (0.516268392739923) translate (7.36599996479039cm 6.70680525590637cm)" svg:viewBox="0 0 10046 6622" svg:d="M0 0c9028-1 10046 6622 10046 6622">
          <text:p/>
        </draw:path>
        <draw:frame draw:style-name="gr2" draw:text-style-name="P1" draw:layer="layout" svg:width="2.748cm" svg:height="2.748cm" svg:x="21.128cm" svg:y="7.666cm">
          <draw:image xlink:href="Pictures/10000201000000E1000000E1561E70F23A96F34B.png" xlink:type="simple" xlink:show="embed" xlink:actuate="onLoad" loext:mime-type="image/png">
            <text:p/>
          </draw:image>
        </draw:frame>
        <draw:frame draw:style-name="gr4" draw:text-style-name="P4" draw:layer="layout" svg:width="0.972cm" svg:height="1.195cm" svg:x="10.458cm" svg:y="10.668cm">
          <draw:text-box>
            <text:p text:style-name="P3">2</text:p>
          </draw:text-box>
        </draw:frame>
        <draw:frame draw:style-name="gr4" draw:text-style-name="P4" draw:layer="layout" svg:width="0.972cm" svg:height="1.195cm" svg:x="12.998cm" svg:y="10.743cm">
          <draw:text-box>
            <text:p text:style-name="P3">3</text:p>
          </draw:text-box>
        </draw:frame>
        <draw:frame draw:style-name="gr4" draw:text-style-name="P4" draw:layer="layout" svg:width="0.972cm" svg:height="1.195cm" svg:x="15.284cm" svg:y="10.743cm">
          <draw:text-box>
            <text:p text:style-name="P3">4</text:p>
          </draw:text-box>
        </draw:frame>
        <draw:frame draw:style-name="gr4" draw:text-style-name="P4" draw:layer="layout" svg:width="0.972cm" svg:height="1.195cm" svg:x="7.918cm" svg:y="10.668cm">
          <draw:text-box>
            <text:p text:style-name="P3">1</text:p>
          </draw:text-box>
        </draw:frame>
        <draw:frame draw:style-name="gr4" draw:text-style-name="P4" draw:layer="layout" svg:width="0.972cm" svg:height="1.195cm" svg:x="18.034cm" svg:y="10.743cm">
          <draw:text-box>
            <text:p text:style-name="P3">5</text:p>
          </draw:text-box>
        </draw:frame>
        <draw:frame draw:style-name="gr4" draw:text-style-name="P4" draw:layer="layout" svg:width="0.762cm" svg:height="1.195cm" svg:x="20.029cm" svg:y="10.778cm">
          <draw:text-box>
            <text:p text:style-name="P3">6</text:p>
          </draw:text-box>
        </draw:frame>
        <draw:path draw:style-name="gr5" draw:text-style-name="P2" draw:layer="layout" svg:width="4.808cm" svg:height="2.14cm" draw:transform="skewX (0.457799862798113) rotate (0.476649418719651) translate (6.85791917127885cm 7.48596494063454cm)" svg:viewBox="0 0 4809 2141" svg:d="M0 0c4317 0 4809 2141 4809 2141">
          <text:p/>
        </draw:path>
        <draw:frame draw:style-name="gr4" draw:text-style-name="P4" draw:layer="layout" svg:width="0.972cm" svg:height="1.195cm" svg:x="22.098cm" svg:y="10.668cm">
          <draw:text-box>
            <text:p text:style-name="P3">7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8:50:06.065333923</meta:creation-date>
    <dc:date>2020-06-23T19:36:31.207863901</dc:date>
    <meta:editing-duration>PT3M15S</meta:editing-duration>
    <meta:editing-cycles>1</meta:editing-cycles>
    <meta:document-statistic meta:object-count="36"/>
    <meta:generator>LibreOffice/6.3.6.2$Linux_X86_64 LibreOffice_project/30$Build-2</meta:generator>
  </office:meta>
</office:document-meta>
</file>